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1.03pt" svg:height="309.46pt" svg:x="316.09pt" svg:y="3pt">
            <loext:p draw:notify-on-update-of-ranges="Sheet1.A1:Sheet1.A1000 Sheet1.B1:Sheet1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6.2pt" svg:height="305.69pt" svg:x="867.88pt" svg:y="1.5pt">
            <loext:p draw:notify-on-update-of-ranges="Sheet1.A1:Sheet1.A1000 Sheet1.C1:Sheet1.C1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17.46pt" svg:height="246.87pt" svg:x="874.15pt" svg:y="307.28pt">
            <loext:p draw:notify-on-update-of-ranges="Sheet1.A1:Sheet1.A1000 Sheet1.D1:Sheet1.D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75.34pt" svg:y="310.62pt">
            <loext:p draw:notify-on-update-of-ranges="Sheet1.B1:Sheet1.B1000 Sheet1.C1:Sheet1.C100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382.45pt" svg:y="590.34pt">
            <loext:p draw:notify-on-update-of-ranges="Sheet1.B1:Sheet1.B1000 Sheet1.D1:Sheet1.D100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896.83pt" svg:y="596.38pt">
            <loext:p draw:notify-on-update-of-ranges="Sheet1.D1:Sheet1.D1000 Sheet1.C1:Sheet1.C100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565.8" calcext:value-type="float">
            <text:p>565.8</text:p>
          </table:table-cell>
          <table:table-cell office:value-type="float" office:value="-9.2" calcext:value-type="float">
            <text:p>-9.2</text:p>
          </table:table-cell>
          <table:table-cell office:value-type="float" office:value="-813.28" calcext:value-type="float">
            <text:p>-813.28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564.88" calcext:value-type="float">
            <text:p>564.88</text:p>
          </table:table-cell>
          <table:table-cell office:value-type="float" office:value="-9.2" calcext:value-type="float">
            <text:p>-9.2</text:p>
          </table:table-cell>
          <table:table-cell office:value-type="float" office:value="-813.28" calcext:value-type="float">
            <text:p>-813.28</text:p>
          </table:table-cell>
          <table:table-cell table:number-columns-repeated="4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563.04" calcext:value-type="float">
            <text:p>563.04</text:p>
          </table:table-cell>
          <table:table-cell office:value-type="float" office:value="-11.96" calcext:value-type="float">
            <text:p>-11.96</text:p>
          </table:table-cell>
          <table:table-cell office:value-type="float" office:value="-812.36" calcext:value-type="float">
            <text:p>-812.36</text:p>
          </table:table-cell>
          <table:table-cell table:number-columns-repeated="4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566.72" calcext:value-type="float">
            <text:p>566.72</text:p>
          </table:table-cell>
          <table:table-cell office:value-type="float" office:value="-9.2" calcext:value-type="float">
            <text:p>-9.2</text:p>
          </table:table-cell>
          <table:table-cell office:value-type="float" office:value="-811.44" calcext:value-type="float">
            <text:p>-811.44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3.96" calcext:value-type="float">
            <text:p>563.96</text:p>
          </table:table-cell>
          <table:table-cell office:value-type="float" office:value="-9.2" calcext:value-type="float">
            <text:p>-9.2</text:p>
          </table:table-cell>
          <table:table-cell office:value-type="float" office:value="-809.6" calcext:value-type="float">
            <text:p>-809.6</text:p>
          </table:table-cell>
          <table:table-cell table:number-columns-repeated="4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564.88" calcext:value-type="float">
            <text:p>564.88</text:p>
          </table:table-cell>
          <table:table-cell office:value-type="float" office:value="-10.12" calcext:value-type="float">
            <text:p>-10.12</text:p>
          </table:table-cell>
          <table:table-cell office:value-type="float" office:value="-811.44" calcext:value-type="float">
            <text:p>-811.44</text:p>
          </table:table-cell>
          <table:table-cell table:number-columns-repeated="4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560.28" calcext:value-type="float">
            <text:p>560.28</text:p>
          </table:table-cell>
          <table:table-cell office:value-type="float" office:value="-1.84" calcext:value-type="float">
            <text:p>-1.84</text:p>
          </table:table-cell>
          <table:table-cell office:value-type="float" office:value="-815.12" calcext:value-type="float">
            <text:p>-815.12</text:p>
          </table:table-cell>
          <table:table-cell table:number-columns-repeated="4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562.12" calcext:value-type="float">
            <text:p>562.12</text:p>
          </table:table-cell>
          <table:table-cell office:value-type="float" office:value="2.76" calcext:value-type="float">
            <text:p>2.76</text:p>
          </table:table-cell>
          <table:table-cell office:value-type="float" office:value="-811.44" calcext:value-type="float">
            <text:p>-811.44</text:p>
          </table:table-cell>
          <table:table-cell table:number-columns-repeated="4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562.12" calcext:value-type="float">
            <text:p>562.12</text:p>
          </table:table-cell>
          <table:table-cell office:value-type="float" office:value="1.84" calcext:value-type="float">
            <text:p>1.84</text:p>
          </table:table-cell>
          <table:table-cell office:value-type="float" office:value="-815.12" calcext:value-type="float">
            <text:p>-815.12</text:p>
          </table:table-cell>
          <table:table-cell table:number-columns-repeated="4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561.2" calcext:value-type="float">
            <text:p>561.2</text:p>
          </table:table-cell>
          <table:table-cell office:value-type="float" office:value="11.96" calcext:value-type="float">
            <text:p>11.96</text:p>
          </table:table-cell>
          <table:table-cell office:value-type="float" office:value="-813.28" calcext:value-type="float">
            <text:p>-813.28</text:p>
          </table:table-cell>
          <table:table-cell table:number-columns-repeated="4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557.52" calcext:value-type="float">
            <text:p>557.52</text:p>
          </table:table-cell>
          <table:table-cell office:value-type="float" office:value="18.4" calcext:value-type="float">
            <text:p>18.4</text:p>
          </table:table-cell>
          <table:table-cell office:value-type="float" office:value="-815.12" calcext:value-type="float">
            <text:p>-815.12</text:p>
          </table:table-cell>
          <table:table-cell table:number-columns-repeated="4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553.84" calcext:value-type="float">
            <text:p>553.84</text:p>
          </table:table-cell>
          <table:table-cell office:value-type="float" office:value="34.96" calcext:value-type="float">
            <text:p>34.96</text:p>
          </table:table-cell>
          <table:table-cell office:value-type="float" office:value="-812.36" calcext:value-type="float">
            <text:p>-812.36</text:p>
          </table:table-cell>
          <table:table-cell table:number-columns-repeated="4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550.16" calcext:value-type="float">
            <text:p>550.16</text:p>
          </table:table-cell>
          <table:table-cell office:value-type="float" office:value="37.72" calcext:value-type="float">
            <text:p>37.72</text:p>
          </table:table-cell>
          <table:table-cell office:value-type="float" office:value="-813.28" calcext:value-type="float">
            <text:p>-813.28</text:p>
          </table:table-cell>
          <table:table-cell table:number-columns-repeated="4"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544.64" calcext:value-type="float">
            <text:p>544.64</text:p>
          </table:table-cell>
          <table:table-cell office:value-type="float" office:value="52.44" calcext:value-type="float">
            <text:p>52.44</text:p>
          </table:table-cell>
          <table:table-cell office:value-type="float" office:value="-811.44" calcext:value-type="float">
            <text:p>-811.44</text:p>
          </table:table-cell>
          <table:table-cell table:number-columns-repeated="4"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540.96" calcext:value-type="float">
            <text:p>540.96</text:p>
          </table:table-cell>
          <table:table-cell office:value-type="float" office:value="60.72" calcext:value-type="float">
            <text:p>60.72</text:p>
          </table:table-cell>
          <table:table-cell office:value-type="float" office:value="-807.76" calcext:value-type="float">
            <text:p>-807.76</text:p>
          </table:table-cell>
          <table:table-cell table:number-columns-repeated="4"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541.88" calcext:value-type="float">
            <text:p>541.88</text:p>
          </table:table-cell>
          <table:table-cell office:value-type="float" office:value="62.56" calcext:value-type="float">
            <text:p>62.56</text:p>
          </table:table-cell>
          <table:table-cell office:value-type="float" office:value="-809.6" calcext:value-type="float">
            <text:p>-809.6</text:p>
          </table:table-cell>
          <table:table-cell table:number-columns-repeated="4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533.6" calcext:value-type="float">
            <text:p>533.6</text:p>
          </table:table-cell>
          <table:table-cell office:value-type="float" office:value="81.88" calcext:value-type="float">
            <text:p>81.88</text:p>
          </table:table-cell>
          <table:table-cell office:value-type="float" office:value="-811.44" calcext:value-type="float">
            <text:p>-811.44</text:p>
          </table:table-cell>
          <table:table-cell table:number-columns-repeated="4"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526.24" calcext:value-type="float">
            <text:p>526.24</text:p>
          </table:table-cell>
          <table:table-cell office:value-type="float" office:value="88.32" calcext:value-type="float">
            <text:p>88.32</text:p>
          </table:table-cell>
          <table:table-cell office:value-type="float" office:value="-812.36" calcext:value-type="float">
            <text:p>-812.36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10.6" calcext:value-type="float">
            <text:p>510.6</text:p>
          </table:table-cell>
          <table:table-cell office:value-type="float" office:value="110.4" calcext:value-type="float">
            <text:p>110.4</text:p>
          </table:table-cell>
          <table:table-cell office:value-type="float" office:value="-806.84" calcext:value-type="float">
            <text:p>-806.84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03.24" calcext:value-type="float">
            <text:p>503.24</text:p>
          </table:table-cell>
          <table:table-cell office:value-type="float" office:value="118.68" calcext:value-type="float">
            <text:p>118.68</text:p>
          </table:table-cell>
          <table:table-cell office:value-type="float" office:value="-812.36" calcext:value-type="float">
            <text:p>-812.36</text:p>
          </table:table-cell>
          <table:table-cell table:number-columns-repeated="4"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498.64" calcext:value-type="float">
            <text:p>498.64</text:p>
          </table:table-cell>
          <table:table-cell office:value-type="float" office:value="126.04" calcext:value-type="float">
            <text:p>126.04</text:p>
          </table:table-cell>
          <table:table-cell office:value-type="float" office:value="-810.52" calcext:value-type="float">
            <text:p>-810.52</text:p>
          </table:table-cell>
          <table:table-cell table:number-columns-repeated="4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476.56" calcext:value-type="float">
            <text:p>476.56</text:p>
          </table:table-cell>
          <table:table-cell office:value-type="float" office:value="145.36" calcext:value-type="float">
            <text:p>145.36</text:p>
          </table:table-cell>
          <table:table-cell office:value-type="float" office:value="-810.52" calcext:value-type="float">
            <text:p>-810.52</text:p>
          </table:table-cell>
          <table:table-cell table:number-columns-repeated="4"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460.92" calcext:value-type="float">
            <text:p>460.92</text:p>
          </table:table-cell>
          <table:table-cell office:value-type="float" office:value="159.16" calcext:value-type="float">
            <text:p>159.16</text:p>
          </table:table-cell>
          <table:table-cell office:value-type="float" office:value="-808.68" calcext:value-type="float">
            <text:p>-808.68</text:p>
          </table:table-cell>
          <table:table-cell table:number-columns-repeated="4"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433.32" calcext:value-type="float">
            <text:p>433.32</text:p>
          </table:table-cell>
          <table:table-cell office:value-type="float" office:value="182.16" calcext:value-type="float">
            <text:p>182.16</text:p>
          </table:table-cell>
          <table:table-cell office:value-type="float" office:value="-807.76" calcext:value-type="float">
            <text:p>-807.76</text:p>
          </table:table-cell>
          <table:table-cell table:number-columns-repeated="4"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414.92" calcext:value-type="float">
            <text:p>414.92</text:p>
          </table:table-cell>
          <table:table-cell office:value-type="float" office:value="191.36" calcext:value-type="float">
            <text:p>191.36</text:p>
          </table:table-cell>
          <table:table-cell office:value-type="float" office:value="-805" calcext:value-type="float">
            <text:p>-805</text:p>
          </table:table-cell>
          <table:table-cell table:number-columns-repeated="4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402.04" calcext:value-type="float">
            <text:p>402.04</text:p>
          </table:table-cell>
          <table:table-cell office:value-type="float" office:value="197.8" calcext:value-type="float">
            <text:p>197.8</text:p>
          </table:table-cell>
          <table:table-cell office:value-type="float" office:value="-806.84" calcext:value-type="float">
            <text:p>-806.84</text:p>
          </table:table-cell>
          <table:table-cell table:number-columns-repeated="4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378.12" calcext:value-type="float">
            <text:p>378.12</text:p>
          </table:table-cell>
          <table:table-cell office:value-type="float" office:value="209.76" calcext:value-type="float">
            <text:p>209.76</text:p>
          </table:table-cell>
          <table:table-cell office:value-type="float" office:value="-807.76" calcext:value-type="float">
            <text:p>-807.76</text:p>
          </table:table-cell>
          <table:table-cell table:number-columns-repeated="4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368.92" calcext:value-type="float">
            <text:p>368.92</text:p>
          </table:table-cell>
          <table:table-cell office:value-type="float" office:value="209.76" calcext:value-type="float">
            <text:p>209.76</text:p>
          </table:table-cell>
          <table:table-cell office:value-type="float" office:value="-806.84" calcext:value-type="float">
            <text:p>-806.84</text:p>
          </table:table-cell>
          <table:table-cell table:number-columns-repeated="4"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357.88" calcext:value-type="float">
            <text:p>357.88</text:p>
          </table:table-cell>
          <table:table-cell office:value-type="float" office:value="213.44" calcext:value-type="float">
            <text:p>213.44</text:p>
          </table:table-cell>
          <table:table-cell office:value-type="float" office:value="-805" calcext:value-type="float">
            <text:p>-805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353.28" calcext:value-type="float">
            <text:p>353.28</text:p>
          </table:table-cell>
          <table:table-cell office:value-type="float" office:value="213.44" calcext:value-type="float">
            <text:p>213.44</text:p>
          </table:table-cell>
          <table:table-cell office:value-type="float" office:value="-807.76" calcext:value-type="float">
            <text:p>-807.76</text:p>
          </table:table-cell>
          <table:table-cell table:number-columns-repeated="4"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351.44" calcext:value-type="float">
            <text:p>351.44</text:p>
          </table:table-cell>
          <table:table-cell office:value-type="float" office:value="212.52" calcext:value-type="float">
            <text:p>212.52</text:p>
          </table:table-cell>
          <table:table-cell office:value-type="float" office:value="-806.84" calcext:value-type="float">
            <text:p>-806.84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344.08" calcext:value-type="float">
            <text:p>344.08</text:p>
          </table:table-cell>
          <table:table-cell office:value-type="float" office:value="216.2" calcext:value-type="float">
            <text:p>216.2</text:p>
          </table:table-cell>
          <table:table-cell office:value-type="float" office:value="-805.92" calcext:value-type="float">
            <text:p>-805.92</text:p>
          </table:table-cell>
          <table:table-cell table:number-columns-repeated="4"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38.56" calcext:value-type="float">
            <text:p>338.56</text:p>
          </table:table-cell>
          <table:table-cell office:value-type="float" office:value="217.12" calcext:value-type="float">
            <text:p>217.12</text:p>
          </table:table-cell>
          <table:table-cell office:value-type="float" office:value="-806.84" calcext:value-type="float">
            <text:p>-806.84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21.08" calcext:value-type="float">
            <text:p>321.08</text:p>
          </table:table-cell>
          <table:table-cell office:value-type="float" office:value="219.88" calcext:value-type="float">
            <text:p>219.88</text:p>
          </table:table-cell>
          <table:table-cell office:value-type="float" office:value="-805" calcext:value-type="float">
            <text:p>-805</text:p>
          </table:table-cell>
          <table:table-cell table:number-columns-repeated="4"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314.64" calcext:value-type="float">
            <text:p>314.64</text:p>
          </table:table-cell>
          <table:table-cell office:value-type="float" office:value="217.12" calcext:value-type="float">
            <text:p>217.12</text:p>
          </table:table-cell>
          <table:table-cell office:value-type="float" office:value="-808.68" calcext:value-type="float">
            <text:p>-808.68</text:p>
          </table:table-cell>
          <table:table-cell table:number-columns-repeated="4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10.96" calcext:value-type="float">
            <text:p>310.96</text:p>
          </table:table-cell>
          <table:table-cell office:value-type="float" office:value="218.96" calcext:value-type="float">
            <text:p>218.96</text:p>
          </table:table-cell>
          <table:table-cell office:value-type="float" office:value="-807.76" calcext:value-type="float">
            <text:p>-807.76</text:p>
          </table:table-cell>
          <table:table-cell table:number-columns-repeated="4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305.44" calcext:value-type="float">
            <text:p>305.44</text:p>
          </table:table-cell>
          <table:table-cell office:value-type="float" office:value="218.96" calcext:value-type="float">
            <text:p>218.96</text:p>
          </table:table-cell>
          <table:table-cell office:value-type="float" office:value="-805" calcext:value-type="float">
            <text:p>-805</text:p>
          </table:table-cell>
          <table:table-cell table:number-columns-repeated="4"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296.24" calcext:value-type="float">
            <text:p>296.24</text:p>
          </table:table-cell>
          <table:table-cell office:value-type="float" office:value="217.12" calcext:value-type="float">
            <text:p>217.12</text:p>
          </table:table-cell>
          <table:table-cell office:value-type="float" office:value="-807.76" calcext:value-type="float">
            <text:p>-807.76</text:p>
          </table:table-cell>
          <table:table-cell table:number-columns-repeated="4"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92.56" calcext:value-type="float">
            <text:p>292.56</text:p>
          </table:table-cell>
          <table:table-cell office:value-type="float" office:value="216.2" calcext:value-type="float">
            <text:p>216.2</text:p>
          </table:table-cell>
          <table:table-cell office:value-type="float" office:value="-806.84" calcext:value-type="float">
            <text:p>-806.84</text:p>
          </table:table-cell>
          <table:table-cell table:number-columns-repeated="4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284.28" calcext:value-type="float">
            <text:p>284.28</text:p>
          </table:table-cell>
          <table:table-cell office:value-type="float" office:value="216.2" calcext:value-type="float">
            <text:p>216.2</text:p>
          </table:table-cell>
          <table:table-cell office:value-type="float" office:value="-809.6" calcext:value-type="float">
            <text:p>-809.6</text:p>
          </table:table-cell>
          <table:table-cell table:number-columns-repeated="4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282.44" calcext:value-type="float">
            <text:p>282.44</text:p>
          </table:table-cell>
          <table:table-cell office:value-type="float" office:value="217.12" calcext:value-type="float">
            <text:p>217.12</text:p>
          </table:table-cell>
          <table:table-cell office:value-type="float" office:value="-805" calcext:value-type="float">
            <text:p>-805</text:p>
          </table:table-cell>
          <table:table-cell table:number-columns-repeated="4"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279.68" calcext:value-type="float">
            <text:p>279.68</text:p>
          </table:table-cell>
          <table:table-cell office:value-type="float" office:value="217.12" calcext:value-type="float">
            <text:p>217.12</text:p>
          </table:table-cell>
          <table:table-cell office:value-type="float" office:value="-802.24" calcext:value-type="float">
            <text:p>-802.24</text:p>
          </table:table-cell>
          <table:table-cell table:number-columns-repeated="4"/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281.52" calcext:value-type="float">
            <text:p>281.52</text:p>
          </table:table-cell>
          <table:table-cell office:value-type="float" office:value="218.96" calcext:value-type="float">
            <text:p>218.96</text:p>
          </table:table-cell>
          <table:table-cell office:value-type="float" office:value="-803.16" calcext:value-type="float">
            <text:p>-803.16</text:p>
          </table:table-cell>
          <table:table-cell table:number-columns-repeated="4"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277.84" calcext:value-type="float">
            <text:p>277.84</text:p>
          </table:table-cell>
          <table:table-cell office:value-type="float" office:value="218.04" calcext:value-type="float">
            <text:p>218.04</text:p>
          </table:table-cell>
          <table:table-cell office:value-type="float" office:value="-805.92" calcext:value-type="float">
            <text:p>-805.92</text:p>
          </table:table-cell>
          <table:table-cell table:number-columns-repeated="4"/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261.28" calcext:value-type="float">
            <text:p>261.28</text:p>
          </table:table-cell>
          <table:table-cell office:value-type="float" office:value="216.2" calcext:value-type="float">
            <text:p>216.2</text:p>
          </table:table-cell>
          <table:table-cell office:value-type="float" office:value="-803.16" calcext:value-type="float">
            <text:p>-803.16</text:p>
          </table:table-cell>
          <table:table-cell table:number-columns-repeated="4"/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237.36" calcext:value-type="float">
            <text:p>237.36</text:p>
          </table:table-cell>
          <table:table-cell office:value-type="float" office:value="213.44" calcext:value-type="float">
            <text:p>213.44</text:p>
          </table:table-cell>
          <table:table-cell office:value-type="float" office:value="-805" calcext:value-type="float">
            <text:p>-805</text:p>
          </table:table-cell>
          <table:table-cell table:number-columns-repeated="4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92.28" calcext:value-type="float">
            <text:p>192.28</text:p>
          </table:table-cell>
          <table:table-cell office:value-type="float" office:value="200.56" calcext:value-type="float">
            <text:p>200.56</text:p>
          </table:table-cell>
          <table:table-cell office:value-type="float" office:value="-798.56" calcext:value-type="float">
            <text:p>-798.56</text:p>
          </table:table-cell>
          <table:table-cell table:number-columns-repeated="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72.96" calcext:value-type="float">
            <text:p>172.96</text:p>
          </table:table-cell>
          <table:table-cell office:value-type="float" office:value="192.28" calcext:value-type="float">
            <text:p>192.28</text:p>
          </table:table-cell>
          <table:table-cell office:value-type="float" office:value="-799.48" calcext:value-type="float">
            <text:p>-799.48</text:p>
          </table:table-cell>
          <table:table-cell table:number-columns-repeated="4"/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146.28" calcext:value-type="float">
            <text:p>146.28</text:p>
          </table:table-cell>
          <table:table-cell office:value-type="float" office:value="180.32" calcext:value-type="float">
            <text:p>180.32</text:p>
          </table:table-cell>
          <table:table-cell office:value-type="float" office:value="-796.72" calcext:value-type="float">
            <text:p>-796.72</text:p>
          </table:table-cell>
          <table:table-cell table:number-columns-repeated="4"/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137.08" calcext:value-type="float">
            <text:p>137.08</text:p>
          </table:table-cell>
          <table:table-cell office:value-type="float" office:value="177.56" calcext:value-type="float">
            <text:p>177.56</text:p>
          </table:table-cell>
          <table:table-cell office:value-type="float" office:value="-801.32" calcext:value-type="float">
            <text:p>-801.32</text:p>
          </table:table-cell>
          <table:table-cell table:number-columns-repeated="4"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126.04" calcext:value-type="float">
            <text:p>126.04</text:p>
          </table:table-cell>
          <table:table-cell office:value-type="float" office:value="168.36" calcext:value-type="float">
            <text:p>168.36</text:p>
          </table:table-cell>
          <table:table-cell office:value-type="float" office:value="-800.4" calcext:value-type="float">
            <text:p>-800.4</text:p>
          </table:table-cell>
          <table:table-cell table:number-columns-repeated="4"/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103.96" calcext:value-type="float">
            <text:p>103.96</text:p>
          </table:table-cell>
          <table:table-cell office:value-type="float" office:value="150.88" calcext:value-type="float">
            <text:p>150.88</text:p>
          </table:table-cell>
          <table:table-cell office:value-type="float" office:value="-793.96" calcext:value-type="float">
            <text:p>-793.96</text:p>
          </table:table-cell>
          <table:table-cell table:number-columns-repeated="4"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93.84" calcext:value-type="float">
            <text:p>93.84</text:p>
          </table:table-cell>
          <table:table-cell office:value-type="float" office:value="144.44" calcext:value-type="float">
            <text:p>144.44</text:p>
          </table:table-cell>
          <table:table-cell office:value-type="float" office:value="-795.8" calcext:value-type="float">
            <text:p>-795.8</text:p>
          </table:table-cell>
          <table:table-cell table:number-columns-repeated="4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85.56" calcext:value-type="float">
            <text:p>85.56</text:p>
          </table:table-cell>
          <table:table-cell office:value-type="float" office:value="131.56" calcext:value-type="float">
            <text:p>131.56</text:p>
          </table:table-cell>
          <table:table-cell office:value-type="float" office:value="-796.72" calcext:value-type="float">
            <text:p>-796.72</text:p>
          </table:table-cell>
          <table:table-cell table:number-columns-repeated="4"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80.96" calcext:value-type="float">
            <text:p>80.96</text:p>
          </table:table-cell>
          <table:table-cell office:value-type="float" office:value="127.88" calcext:value-type="float">
            <text:p>127.88</text:p>
          </table:table-cell>
          <table:table-cell office:value-type="float" office:value="-798.56" calcext:value-type="float">
            <text:p>-798.56</text:p>
          </table:table-cell>
          <table:table-cell table:number-columns-repeated="4"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80.04" calcext:value-type="float">
            <text:p>80.04</text:p>
          </table:table-cell>
          <table:table-cell office:value-type="float" office:value="126.04" calcext:value-type="float">
            <text:p>126.04</text:p>
          </table:table-cell>
          <table:table-cell office:value-type="float" office:value="-797.64" calcext:value-type="float">
            <text:p>-797.64</text:p>
          </table:table-cell>
          <table:table-cell table:number-columns-repeated="4"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79.12" calcext:value-type="float">
            <text:p>79.12</text:p>
          </table:table-cell>
          <table:table-cell office:value-type="float" office:value="126.04" calcext:value-type="float">
            <text:p>126.04</text:p>
          </table:table-cell>
          <table:table-cell office:value-type="float" office:value="-794.88" calcext:value-type="float">
            <text:p>-794.88</text:p>
          </table:table-cell>
          <table:table-cell table:number-columns-repeated="4"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79.12" calcext:value-type="float">
            <text:p>79.12</text:p>
          </table:table-cell>
          <table:table-cell office:value-type="float" office:value="128.8" calcext:value-type="float">
            <text:p>128.8</text:p>
          </table:table-cell>
          <table:table-cell office:value-type="float" office:value="-795.8" calcext:value-type="float">
            <text:p>-795.8</text:p>
          </table:table-cell>
          <table:table-cell table:number-columns-repeated="4"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78.2" calcext:value-type="float">
            <text:p>78.2</text:p>
          </table:table-cell>
          <table:table-cell office:value-type="float" office:value="126.96" calcext:value-type="float">
            <text:p>126.96</text:p>
          </table:table-cell>
          <table:table-cell office:value-type="float" office:value="-798.56" calcext:value-type="float">
            <text:p>-798.56</text:p>
          </table:table-cell>
          <table:table-cell table:number-columns-repeated="4"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82.8" calcext:value-type="float">
            <text:p>82.8</text:p>
          </table:table-cell>
          <table:table-cell office:value-type="float" office:value="129.72" calcext:value-type="float">
            <text:p>129.72</text:p>
          </table:table-cell>
          <table:table-cell office:value-type="float" office:value="-794.88" calcext:value-type="float">
            <text:p>-794.8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.52" calcext:value-type="float">
            <text:p>74.52</text:p>
          </table:table-cell>
          <table:table-cell office:value-type="float" office:value="120.52" calcext:value-type="float">
            <text:p>120.52</text:p>
          </table:table-cell>
          <table:table-cell office:value-type="float" office:value="-795.8" calcext:value-type="float">
            <text:p>-795.8</text:p>
          </table:table-cell>
          <table:table-cell table:number-columns-repeated="4"/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48.76" calcext:value-type="float">
            <text:p>48.76</text:p>
          </table:table-cell>
          <table:table-cell office:value-type="float" office:value="83.72" calcext:value-type="float">
            <text:p>83.72</text:p>
          </table:table-cell>
          <table:table-cell office:value-type="float" office:value="-794.88" calcext:value-type="float">
            <text:p>-794.88</text:p>
          </table:table-cell>
          <table:table-cell table:number-columns-repeated="4"/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36.8" calcext:value-type="float">
            <text:p>36.8</text:p>
          </table:table-cell>
          <table:table-cell office:value-type="float" office:value="58.88" calcext:value-type="float">
            <text:p>58.88</text:p>
          </table:table-cell>
          <table:table-cell office:value-type="float" office:value="-796.72" calcext:value-type="float">
            <text:p>-796.72</text:p>
          </table:table-cell>
          <table:table-cell table:number-columns-repeated="4"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26.68" calcext:value-type="float">
            <text:p>26.68</text:p>
          </table:table-cell>
          <table:table-cell office:value-type="float" office:value="36.8" calcext:value-type="float">
            <text:p>36.8</text:p>
          </table:table-cell>
          <table:table-cell office:value-type="float" office:value="-793.96" calcext:value-type="float">
            <text:p>-793.9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22.08" calcext:value-type="float">
            <text:p>22.08</text:p>
          </table:table-cell>
          <table:table-cell office:value-type="float" office:value="6.44" calcext:value-type="float">
            <text:p>6.44</text:p>
          </table:table-cell>
          <table:table-cell office:value-type="float" office:value="-793.96" calcext:value-type="float">
            <text:p>-793.96</text:p>
          </table:table-cell>
          <table:table-cell table:number-columns-repeated="4"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19.32" calcext:value-type="float">
            <text:p>19.32</text:p>
          </table:table-cell>
          <table:table-cell office:value-type="float" office:value="3.68" calcext:value-type="float">
            <text:p>3.68</text:p>
          </table:table-cell>
          <table:table-cell office:value-type="float" office:value="-793.04" calcext:value-type="float">
            <text:p>-793.04</text:p>
          </table:table-cell>
          <table:table-cell table:number-columns-repeated="4"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19.32" calcext:value-type="float">
            <text:p>19.32</text:p>
          </table:table-cell>
          <table:table-cell office:value-type="float" office:value="-8.28" calcext:value-type="float">
            <text:p>-8.28</text:p>
          </table:table-cell>
          <table:table-cell office:value-type="float" office:value="-793.04" calcext:value-type="float">
            <text:p>-793.04</text:p>
          </table:table-cell>
          <table:table-cell table:number-columns-repeated="4"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20.24" calcext:value-type="float">
            <text:p>20.24</text:p>
          </table:table-cell>
          <table:table-cell office:value-type="float" office:value="-12.88" calcext:value-type="float">
            <text:p>-12.88</text:p>
          </table:table-cell>
          <table:table-cell office:value-type="float" office:value="-794.88" calcext:value-type="float">
            <text:p>-794.88</text:p>
          </table:table-cell>
          <table:table-cell table:number-columns-repeated="4"/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17.48" calcext:value-type="float">
            <text:p>17.48</text:p>
          </table:table-cell>
          <table:table-cell office:value-type="float" office:value="-15.64" calcext:value-type="float">
            <text:p>-15.64</text:p>
          </table:table-cell>
          <table:table-cell office:value-type="float" office:value="-791.2" calcext:value-type="float">
            <text:p>-791.2</text:p>
          </table:table-cell>
          <table:table-cell table:number-columns-repeated="4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18.4" calcext:value-type="float">
            <text:p>18.4</text:p>
          </table:table-cell>
          <table:table-cell office:value-type="float" office:value="-13.8" calcext:value-type="float">
            <text:p>-13.8</text:p>
          </table:table-cell>
          <table:table-cell office:value-type="float" office:value="-793.04" calcext:value-type="float">
            <text:p>-793.04</text:p>
          </table:table-cell>
          <table:table-cell table:number-columns-repeated="4"/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18.4" calcext:value-type="float">
            <text:p>18.4</text:p>
          </table:table-cell>
          <table:table-cell office:value-type="float" office:value="-13.8" calcext:value-type="float">
            <text:p>-13.8</text:p>
          </table:table-cell>
          <table:table-cell office:value-type="float" office:value="-790.28" calcext:value-type="float">
            <text:p>-790.28</text:p>
          </table:table-cell>
          <table:table-cell table:number-columns-repeated="4"/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19.32" calcext:value-type="float">
            <text:p>19.32</text:p>
          </table:table-cell>
          <table:table-cell office:value-type="float" office:value="-14.72" calcext:value-type="float">
            <text:p>-14.72</text:p>
          </table:table-cell>
          <table:table-cell office:value-type="float" office:value="-793.04" calcext:value-type="float">
            <text:p>-793.04</text:p>
          </table:table-cell>
          <table:table-cell table:number-columns-repeated="4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1.16" calcext:value-type="float">
            <text:p>21.16</text:p>
          </table:table-cell>
          <table:table-cell office:value-type="float" office:value="-16.56" calcext:value-type="float">
            <text:p>-16.56</text:p>
          </table:table-cell>
          <table:table-cell office:value-type="float" office:value="-795.8" calcext:value-type="float">
            <text:p>-795.8</text:p>
          </table:table-cell>
          <table:table-cell table:number-columns-repeated="4"/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26.68" calcext:value-type="float">
            <text:p>26.68</text:p>
          </table:table-cell>
          <table:table-cell office:value-type="float" office:value="-21.16" calcext:value-type="float">
            <text:p>-21.16</text:p>
          </table:table-cell>
          <table:table-cell office:value-type="float" office:value="-795.8" calcext:value-type="float">
            <text:p>-795.8</text:p>
          </table:table-cell>
          <table:table-cell table:number-columns-repeated="4"/>
        </table:table-row>
        <table:table-row table:style-name="ro1" table:number-rows-repeated="1048500">
          <table:table-cell table:number-columns-repeated="8"/>
        </table:table-row>
        <table:table-row table:style-name="ro1">
          <table:table-cell/>
          <table:table-cell table:formula="of:=AVERAGE([.B1:.B1048575])" office:value-type="float" office:value="295.257837837838" calcext:value-type="float">
            <text:p>295.2578378378</text:p>
          </table:table-cell>
          <table:table-cell/>
          <table:table-cell table:formula="of:=SUM([.D1:.D289])" office:value-type="float" office:value="-59489.04" calcext:value-type="float">
            <text:p>-59489.0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2:30:40.346056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8:21:45.502678810</meta:creation-date>
    <dc:date>2016-11-23T16:02:12.865572741</dc:date>
    <meta:editing-duration>PT18H20M</meta:editing-duration>
    <meta:editing-cycles>7</meta:editing-cycles>
    <meta:generator>LibreOffice/5.1.4.2$Linux_X86_64 LibreOffice_project/f99d75f39f1c57ebdd7ffc5f42867c12031db97a</meta:generator>
    <meta:document-statistic meta:table-count="1" meta:cell-count="29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name="Bias Chang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4cm" svg:height="10.918cm" xlink:href=".." xlink:type="simple" chart:class="chart:scatter" chart:style-name="ch1">
        <chart:title svg:x="8.036cm" svg:y="0.354cm" chart:style-name="ch2">
          <text:p>Magnetometer 1</text:p>
        </chart:title>
        <chart:legend svg:x="2.033cm" svg:y="0.416cm" style:legend-expansion="custom" chartooo:width="2.616cm" chartooo:height="0.598cm" style:legend-expansion-aspect-ratio="4.37458193979933" chart:style-name="ch3"/>
        <chart:plot-area chart:style-name="ch4" table:cell-range-address="Sheet1.A1:Sheet1.B1000" chart:data-source-has-labels="row" svg:x="0.712cm" svg:y="1.151cm" svg:width="18.618cm" svg:height="9.071cm">
          <chartooo:coordinate-region svg:x="1.519cm" svg:y="1.35cm" svg:width="17.717cm" svg:height="8.2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00" loext:label-string="x.axis" chart:class="chart:scatter">
            <chart:domain table:cell-range-address="Sheet1.A1:Sheet1.A1000"/>
            <chart:regression-curve chart:style-name="ch8"/>
            <chart:regression-curve chart:style-name="ch9">
              <chart:equation chart:display-equation="true" chart:display-r-square="false" svg:x="13.144cm" svg:y="1.546cm"/>
            </chart:regression-curve>
            <chart:data-point chart:repeated="103"/>
            <chart:data-point chart:style-name="ch10"/>
            <chart:data-point chart:repeated="8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">
                <text:p>0.43</text:p>
                <draw:g>
                  <svg:desc>Sheet1.A1:Sheet1.A1000</svg:desc>
                </draw:g>
              </table:table-cell>
              <table:table-cell office:value-type="float" office:value="565.8">
                <text:p>565.8</text:p>
                <draw:g>
                  <svg:desc>Sheet1.B1:Sheet1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">
                <text:p>0.52</text:p>
              </table:table-cell>
              <table:table-cell office:value-type="float" office:value="564.88">
                <text:p>564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">
                <text:p>0.61</text:p>
              </table:table-cell>
              <table:table-cell office:value-type="float" office:value="563.04">
                <text:p>563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">
                <text:p>0.71</text:p>
              </table:table-cell>
              <table:table-cell office:value-type="float" office:value="566.72">
                <text:p>566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563.96">
                <text:p>563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564.88">
                <text:p>564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">
                <text:p>0.99</text:p>
              </table:table-cell>
              <table:table-cell office:value-type="float" office:value="560.28">
                <text:p>560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">
                <text:p>1.08</text:p>
              </table:table-cell>
              <table:table-cell office:value-type="float" office:value="562.12">
                <text:p>562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7">
                <text:p>1.17</text:p>
              </table:table-cell>
              <table:table-cell office:value-type="float" office:value="562.12">
                <text:p>562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561.2">
                <text:p>56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6">
                <text:p>1.36</text:p>
              </table:table-cell>
              <table:table-cell office:value-type="float" office:value="557.52">
                <text:p>557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553.84">
                <text:p>553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4">
                <text:p>1.54</text:p>
              </table:table-cell>
              <table:table-cell office:value-type="float" office:value="550.16">
                <text:p>550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4">
                <text:p>1.64</text:p>
              </table:table-cell>
              <table:table-cell office:value-type="float" office:value="544.64">
                <text:p>544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">
                <text:p>1.73</text:p>
              </table:table-cell>
              <table:table-cell office:value-type="float" office:value="540.96">
                <text:p>540.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3">
                <text:p>1.83</text:p>
              </table:table-cell>
              <table:table-cell office:value-type="float" office:value="541.88">
                <text:p>541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2">
                <text:p>1.92</text:p>
              </table:table-cell>
              <table:table-cell office:value-type="float" office:value="533.6">
                <text:p>53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1">
                <text:p>2.01</text:p>
              </table:table-cell>
              <table:table-cell office:value-type="float" office:value="526.24">
                <text:p>526.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  <table:table-cell office:value-type="float" office:value="510.6">
                <text:p>51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">
                <text:p>2.2</text:p>
              </table:table-cell>
              <table:table-cell office:value-type="float" office:value="503.24">
                <text:p>503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9">
                <text:p>2.29</text:p>
              </table:table-cell>
              <table:table-cell office:value-type="float" office:value="498.64">
                <text:p>498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8">
                <text:p>2.38</text:p>
              </table:table-cell>
              <table:table-cell office:value-type="float" office:value="476.56">
                <text:p>476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8">
                <text:p>2.48</text:p>
              </table:table-cell>
              <table:table-cell office:value-type="float" office:value="460.92">
                <text:p>460.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7">
                <text:p>2.57</text:p>
              </table:table-cell>
              <table:table-cell office:value-type="float" office:value="433.32">
                <text:p>433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6">
                <text:p>2.66</text:p>
              </table:table-cell>
              <table:table-cell office:value-type="float" office:value="414.92">
                <text:p>414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6">
                <text:p>2.76</text:p>
              </table:table-cell>
              <table:table-cell office:value-type="float" office:value="402.04">
                <text:p>402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5">
                <text:p>2.85</text:p>
              </table:table-cell>
              <table:table-cell office:value-type="float" office:value="378.12">
                <text:p>378.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4">
                <text:p>2.94</text:p>
              </table:table-cell>
              <table:table-cell office:value-type="float" office:value="368.92">
                <text:p>368.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3">
                <text:p>3.03</text:p>
              </table:table-cell>
              <table:table-cell office:value-type="float" office:value="357.88">
                <text:p>357.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3">
                <text:p>3.13</text:p>
              </table:table-cell>
              <table:table-cell office:value-type="float" office:value="353.28">
                <text:p>353.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2">
                <text:p>3.22</text:p>
              </table:table-cell>
              <table:table-cell office:value-type="float" office:value="351.44">
                <text:p>351.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1">
                <text:p>3.31</text:p>
              </table:table-cell>
              <table:table-cell office:value-type="float" office:value="344.08">
                <text:p>344.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1">
                <text:p>3.41</text:p>
              </table:table-cell>
              <table:table-cell office:value-type="float" office:value="338.56">
                <text:p>338.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">
                <text:p>3.5</text:p>
              </table:table-cell>
              <table:table-cell office:value-type="float" office:value="321.08">
                <text:p>321.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9">
                <text:p>3.59</text:p>
              </table:table-cell>
              <table:table-cell office:value-type="float" office:value="314.64">
                <text:p>314.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8">
                <text:p>3.68</text:p>
              </table:table-cell>
              <table:table-cell office:value-type="float" office:value="310.96">
                <text:p>310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8">
                <text:p>3.78</text:p>
              </table:table-cell>
              <table:table-cell office:value-type="float" office:value="305.44">
                <text:p>305.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7">
                <text:p>3.87</text:p>
              </table:table-cell>
              <table:table-cell office:value-type="float" office:value="296.24">
                <text:p>296.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6">
                <text:p>3.96</text:p>
              </table:table-cell>
              <table:table-cell office:value-type="float" office:value="292.56">
                <text:p>292.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5">
                <text:p>4.05</text:p>
              </table:table-cell>
              <table:table-cell office:value-type="float" office:value="284.28">
                <text:p>284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5">
                <text:p>4.15</text:p>
              </table:table-cell>
              <table:table-cell office:value-type="float" office:value="282.44">
                <text:p>282.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4">
                <text:p>4.24</text:p>
              </table:table-cell>
              <table:table-cell office:value-type="float" office:value="279.68">
                <text:p>279.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3">
                <text:p>4.33</text:p>
              </table:table-cell>
              <table:table-cell office:value-type="float" office:value="281.52">
                <text:p>281.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3">
                <text:p>4.43</text:p>
              </table:table-cell>
              <table:table-cell office:value-type="float" office:value="277.84">
                <text:p>277.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2">
                <text:p>4.52</text:p>
              </table:table-cell>
              <table:table-cell office:value-type="float" office:value="261.28">
                <text:p>261.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1">
                <text:p>4.61</text:p>
              </table:table-cell>
              <table:table-cell office:value-type="float" office:value="237.36">
                <text:p>237.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192.28">
                <text:p>192.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172.96">
                <text:p>172.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9">
                <text:p>4.89</text:p>
              </table:table-cell>
              <table:table-cell office:value-type="float" office:value="146.28">
                <text:p>146.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8">
                <text:p>4.98</text:p>
              </table:table-cell>
              <table:table-cell office:value-type="float" office:value="137.08">
                <text:p>137.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7">
                <text:p>5.07</text:p>
              </table:table-cell>
              <table:table-cell office:value-type="float" office:value="126.04">
                <text:p>126.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7">
                <text:p>5.17</text:p>
              </table:table-cell>
              <table:table-cell office:value-type="float" office:value="103.96">
                <text:p>103.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6">
                <text:p>5.26</text:p>
              </table:table-cell>
              <table:table-cell office:value-type="float" office:value="93.84">
                <text:p>93.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5">
                <text:p>5.35</text:p>
              </table:table-cell>
              <table:table-cell office:value-type="float" office:value="85.56">
                <text:p>85.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5">
                <text:p>5.45</text:p>
              </table:table-cell>
              <table:table-cell office:value-type="float" office:value="80.96">
                <text:p>80.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4">
                <text:p>5.54</text:p>
              </table:table-cell>
              <table:table-cell office:value-type="float" office:value="80.04">
                <text:p>80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3">
                <text:p>5.63</text:p>
              </table:table-cell>
              <table:table-cell office:value-type="float" office:value="79.12">
                <text:p>79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2">
                <text:p>5.72</text:p>
              </table:table-cell>
              <table:table-cell office:value-type="float" office:value="79.12">
                <text:p>79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2">
                <text:p>5.82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1">
                <text:p>5.91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74.52">
                <text:p>74.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">
                <text:p>6.09</text:p>
              </table:table-cell>
              <table:table-cell office:value-type="float" office:value="48.76">
                <text:p>48.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">
                <text:p>6.19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8">
                <text:p>6.28</text:p>
              </table:table-cell>
              <table:table-cell office:value-type="float" office:value="26.68">
                <text:p>26.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6">
                <text:p>6.56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5">
                <text:p>6.65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4">
                <text:p>6.74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4">
                <text:p>6.84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3">
                <text:p>6.93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2">
                <text:p>7.0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1">
                <text:p>7.11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1">
                <text:p>7.21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">
                <text:p>7.39</text:p>
              </table:table-cell>
              <table:table-cell office:value-type="float" office:value="26.68">
                <text:p>26.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Bias Change(I guess?)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c5000b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17cm" svg:height="10.785cm" xlink:href=".." xlink:type="simple" chart:class="chart:scatter" chart:style-name="ch1">
        <chart:title svg:x="7.774cm" svg:y="0.351cm" chart:style-name="ch2">
          <text:p>Magnetometer 2</text:p>
        </chart:title>
        <chart:legend svg:x="3.002cm" svg:y="0.369cm" style:legend-expansion="custom" chartooo:width="2.404cm" chartooo:height="0.715cm" style:legend-expansion-aspect-ratio="3.36223776223776" chart:style-name="ch3"/>
        <chart:plot-area chart:style-name="ch4" table:cell-range-address="Sheet1.A1:Sheet1.A1000 Sheet1.C1:Sheet1.C1000" chart:data-source-has-labels="row" svg:x="0.378cm" svg:y="1.345cm" svg:width="18.161cm" svg:height="9.225cm">
          <chartooo:coordinate-region svg:x="1.105cm" svg:y="1.544cm" svg:width="17.26cm" svg:height="8.8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000" loext:label-string="y.axis" chart:class="chart:scatter">
            <chart:domain table:cell-range-address="Sheet1.A1:Sheet1.A1000"/>
            <chart:regression-curve chart:style-name="ch8"/>
            <chart:regression-curve chart:style-name="ch9">
              <chart:equation chart:display-equation="true" chart:display-r-square="false" svg:x="11.581cm" svg:y="0.801cm"/>
            </chart:regression-curve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">
                <text:p>0.43</text:p>
                <draw:g>
                  <svg:desc>Sheet1.A1:Sheet1.A1000</svg:desc>
                </draw:g>
              </table:table-cell>
              <table:table-cell office:value-type="float" office:value="-9.2">
                <text:p>-9.2</text:p>
                <draw:g>
                  <svg:desc>Sheet1.C1:Sheet1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">
                <text:p>0.52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">
                <text:p>0.61</text:p>
              </table:table-cell>
              <table:table-cell office:value-type="float" office:value="-11.96">
                <text:p>-11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">
                <text:p>0.71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-10.12">
                <text:p>-10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">
                <text:p>0.99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">
                <text:p>1.0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7">
                <text:p>1.17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6">
                <text:p>1.36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4">
                <text:p>1.54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4">
                <text:p>1.64</text:p>
              </table:table-cell>
              <table:table-cell office:value-type="float" office:value="52.44">
                <text:p>52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">
                <text:p>1.73</text:p>
              </table:table-cell>
              <table:table-cell office:value-type="float" office:value="60.72">
                <text:p>60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3">
                <text:p>1.83</text:p>
              </table:table-cell>
              <table:table-cell office:value-type="float" office:value="62.56">
                <text:p>62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2">
                <text:p>1.92</text:p>
              </table:table-cell>
              <table:table-cell office:value-type="float" office:value="81.88">
                <text:p>81.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1">
                <text:p>2.01</text:p>
              </table:table-cell>
              <table:table-cell office:value-type="float" office:value="88.32">
                <text:p>88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">
                <text:p>2.2</text:p>
              </table:table-cell>
              <table:table-cell office:value-type="float" office:value="118.68">
                <text:p>118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9">
                <text:p>2.29</text:p>
              </table:table-cell>
              <table:table-cell office:value-type="float" office:value="126.04">
                <text:p>126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8">
                <text:p>2.38</text:p>
              </table:table-cell>
              <table:table-cell office:value-type="float" office:value="145.36">
                <text:p>145.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8">
                <text:p>2.48</text:p>
              </table:table-cell>
              <table:table-cell office:value-type="float" office:value="159.16">
                <text:p>159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7">
                <text:p>2.57</text:p>
              </table:table-cell>
              <table:table-cell office:value-type="float" office:value="182.16">
                <text:p>182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6">
                <text:p>2.66</text:p>
              </table:table-cell>
              <table:table-cell office:value-type="float" office:value="191.36">
                <text:p>191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6">
                <text:p>2.76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5">
                <text:p>2.85</text:p>
              </table:table-cell>
              <table:table-cell office:value-type="float" office:value="209.76">
                <text:p>209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4">
                <text:p>2.94</text:p>
              </table:table-cell>
              <table:table-cell office:value-type="float" office:value="209.76">
                <text:p>209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3">
                <text:p>3.03</text:p>
              </table:table-cell>
              <table:table-cell office:value-type="float" office:value="213.44">
                <text:p>213.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3">
                <text:p>3.13</text:p>
              </table:table-cell>
              <table:table-cell office:value-type="float" office:value="213.44">
                <text:p>213.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2">
                <text:p>3.22</text:p>
              </table:table-cell>
              <table:table-cell office:value-type="float" office:value="212.52">
                <text:p>212.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1">
                <text:p>3.31</text:p>
              </table:table-cell>
              <table:table-cell office:value-type="float" office:value="216.2">
                <text:p>216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1">
                <text:p>3.41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">
                <text:p>3.5</text:p>
              </table:table-cell>
              <table:table-cell office:value-type="float" office:value="219.88">
                <text:p>219.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9">
                <text:p>3.59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8">
                <text:p>3.68</text:p>
              </table:table-cell>
              <table:table-cell office:value-type="float" office:value="218.96">
                <text:p>218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8">
                <text:p>3.78</text:p>
              </table:table-cell>
              <table:table-cell office:value-type="float" office:value="218.96">
                <text:p>218.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7">
                <text:p>3.87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6">
                <text:p>3.96</text:p>
              </table:table-cell>
              <table:table-cell office:value-type="float" office:value="216.2">
                <text:p>216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5">
                <text:p>4.05</text:p>
              </table:table-cell>
              <table:table-cell office:value-type="float" office:value="216.2">
                <text:p>216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5">
                <text:p>4.15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4">
                <text:p>4.24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3">
                <text:p>4.33</text:p>
              </table:table-cell>
              <table:table-cell office:value-type="float" office:value="218.96">
                <text:p>218.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3">
                <text:p>4.43</text:p>
              </table:table-cell>
              <table:table-cell office:value-type="float" office:value="218.04">
                <text:p>218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2">
                <text:p>4.52</text:p>
              </table:table-cell>
              <table:table-cell office:value-type="float" office:value="216.2">
                <text:p>21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1">
                <text:p>4.61</text:p>
              </table:table-cell>
              <table:table-cell office:value-type="float" office:value="213.44">
                <text:p>213.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200.56">
                <text:p>200.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192.28">
                <text:p>192.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9">
                <text:p>4.89</text:p>
              </table:table-cell>
              <table:table-cell office:value-type="float" office:value="180.32">
                <text:p>180.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8">
                <text:p>4.98</text:p>
              </table:table-cell>
              <table:table-cell office:value-type="float" office:value="177.56">
                <text:p>177.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7">
                <text:p>5.07</text:p>
              </table:table-cell>
              <table:table-cell office:value-type="float" office:value="168.36">
                <text:p>168.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7">
                <text:p>5.17</text:p>
              </table:table-cell>
              <table:table-cell office:value-type="float" office:value="150.88">
                <text:p>150.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6">
                <text:p>5.26</text:p>
              </table:table-cell>
              <table:table-cell office:value-type="float" office:value="144.44">
                <text:p>144.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5">
                <text:p>5.35</text:p>
              </table:table-cell>
              <table:table-cell office:value-type="float" office:value="131.56">
                <text:p>131.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5">
                <text:p>5.45</text:p>
              </table:table-cell>
              <table:table-cell office:value-type="float" office:value="127.88">
                <text:p>127.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4">
                <text:p>5.54</text:p>
              </table:table-cell>
              <table:table-cell office:value-type="float" office:value="126.04">
                <text:p>126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3">
                <text:p>5.63</text:p>
              </table:table-cell>
              <table:table-cell office:value-type="float" office:value="126.04">
                <text:p>126.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2">
                <text:p>5.72</text:p>
              </table:table-cell>
              <table:table-cell office:value-type="float" office:value="128.8">
                <text:p>128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2">
                <text:p>5.82</text:p>
              </table:table-cell>
              <table:table-cell office:value-type="float" office:value="126.96">
                <text:p>126.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1">
                <text:p>5.91</text:p>
              </table:table-cell>
              <table:table-cell office:value-type="float" office:value="129.72">
                <text:p>129.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0.52">
                <text:p>120.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">
                <text:p>6.09</text:p>
              </table:table-cell>
              <table:table-cell office:value-type="float" office:value="83.72">
                <text:p>83.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">
                <text:p>6.19</text:p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8">
                <text:p>6.28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6">
                <text:p>6.56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5">
                <text:p>6.65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4">
                <text:p>6.74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4">
                <text:p>6.84</text:p>
              </table:table-cell>
              <table:table-cell office:value-type="float" office:value="-12.88">
                <text:p>-12.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3">
                <text:p>6.93</text:p>
              </table:table-cell>
              <table:table-cell office:value-type="float" office:value="-15.64">
                <text:p>-15.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2">
                <text:p>7.02</text:p>
              </table:table-cell>
              <table:table-cell office:value-type="float" office:value="-13.8">
                <text:p>-13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1">
                <text:p>7.11</text:p>
              </table:table-cell>
              <table:table-cell office:value-type="float" office:value="-13.8">
                <text:p>-13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1">
                <text:p>7.21</text:p>
              </table:table-cell>
              <table:table-cell office:value-type="float" office:value="-14.72">
                <text:p>-14.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-16.56">
                <text:p>-16.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">
                <text:p>7.39</text:p>
              </table:table-cell>
              <table:table-cell office:value-type="float" office:value="-21.16">
                <text:p>-21.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56cm" svg:height="8.71cm" xlink:href=".." xlink:type="simple" chart:class="chart:scatter" chart:style-name="ch1">
        <chart:title svg:x="7.444cm" svg:y="0.31cm" chart:style-name="ch2">
          <text:p>Magnetometer 3</text:p>
        </chart:title>
        <chart:legend svg:x="15.289cm" svg:y="0cm" style:legend-expansion="custom" chartooo:width="2.35cm" chartooo:height="0.578cm" style:legend-expansion-aspect-ratio="4.06574394463668" chart:style-name="ch3"/>
        <chart:plot-area chart:style-name="ch4" table:cell-range-address="Sheet1.A1:Sheet1.A1000 Sheet1.D1:Sheet1.D1000" chart:data-source-has-labels="row" svg:x="0.365cm" svg:y="1.263cm" svg:width="17.526cm" svg:height="7.273cm">
          <chartooo:coordinate-region svg:x="1.277cm" svg:y="1.462cm" svg:width="16.52cm" svg:height="6.87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1000" loext:label-string="z.axis" chart:class="chart:scatter">
            <chart:domain table:cell-range-address="Sheet1.A1:Sheet1.A1000"/>
            <chart:regression-curve chart:style-name="ch8">
              <chart:equation chart:display-equation="true" chart:display-r-square="false" svg:x="9.733cm" svg:y="0.883cm"/>
            </chart:regression-curve>
            <chart:data-point chart:repeated="203"/>
            <chart:data-point chart:style-name="ch9"/>
            <chart:data-point chart:repeated="7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">
                <text:p>0.43</text:p>
                <draw:g>
                  <svg:desc>Sheet1.A1:Sheet1.A1000</svg:desc>
                </draw:g>
              </table:table-cell>
              <table:table-cell office:value-type="float" office:value="-813.28">
                <text:p>-813.28</text:p>
                <draw:g>
                  <svg:desc>Sheet1.D1:Sheet1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">
                <text:p>0.52</text:p>
              </table:table-cell>
              <table:table-cell office:value-type="float" office:value="-813.28">
                <text:p>-813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">
                <text:p>0.61</text:p>
              </table:table-cell>
              <table:table-cell office:value-type="float" office:value="-812.36">
                <text:p>-812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">
                <text:p>0.71</text:p>
              </table:table-cell>
              <table:table-cell office:value-type="float" office:value="-811.44">
                <text:p>-811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-809.6">
                <text:p>-80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-811.44">
                <text:p>-811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">
                <text:p>0.99</text:p>
              </table:table-cell>
              <table:table-cell office:value-type="float" office:value="-815.12">
                <text:p>-815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">
                <text:p>1.08</text:p>
              </table:table-cell>
              <table:table-cell office:value-type="float" office:value="-811.44">
                <text:p>-811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7">
                <text:p>1.17</text:p>
              </table:table-cell>
              <table:table-cell office:value-type="float" office:value="-815.12">
                <text:p>-815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-813.28">
                <text:p>-813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6">
                <text:p>1.36</text:p>
              </table:table-cell>
              <table:table-cell office:value-type="float" office:value="-815.12">
                <text:p>-815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-812.36">
                <text:p>-812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4">
                <text:p>1.54</text:p>
              </table:table-cell>
              <table:table-cell office:value-type="float" office:value="-813.28">
                <text:p>-813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4">
                <text:p>1.64</text:p>
              </table:table-cell>
              <table:table-cell office:value-type="float" office:value="-811.44">
                <text:p>-811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">
                <text:p>1.73</text:p>
              </table:table-cell>
              <table:table-cell office:value-type="float" office:value="-807.76">
                <text:p>-807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3">
                <text:p>1.83</text:p>
              </table:table-cell>
              <table:table-cell office:value-type="float" office:value="-809.6">
                <text:p>-809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2">
                <text:p>1.92</text:p>
              </table:table-cell>
              <table:table-cell office:value-type="float" office:value="-811.44">
                <text:p>-811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1">
                <text:p>2.01</text:p>
              </table:table-cell>
              <table:table-cell office:value-type="float" office:value="-812.36">
                <text:p>-812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  <table:table-cell office:value-type="float" office:value="-806.84">
                <text:p>-806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">
                <text:p>2.2</text:p>
              </table:table-cell>
              <table:table-cell office:value-type="float" office:value="-812.36">
                <text:p>-812.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9">
                <text:p>2.29</text:p>
              </table:table-cell>
              <table:table-cell office:value-type="float" office:value="-810.52">
                <text:p>-810.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8">
                <text:p>2.38</text:p>
              </table:table-cell>
              <table:table-cell office:value-type="float" office:value="-810.52">
                <text:p>-810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8">
                <text:p>2.48</text:p>
              </table:table-cell>
              <table:table-cell office:value-type="float" office:value="-808.68">
                <text:p>-808.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7">
                <text:p>2.57</text:p>
              </table:table-cell>
              <table:table-cell office:value-type="float" office:value="-807.76">
                <text:p>-807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6">
                <text:p>2.66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6">
                <text:p>2.76</text:p>
              </table:table-cell>
              <table:table-cell office:value-type="float" office:value="-806.84">
                <text:p>-806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5">
                <text:p>2.85</text:p>
              </table:table-cell>
              <table:table-cell office:value-type="float" office:value="-807.76">
                <text:p>-807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4">
                <text:p>2.94</text:p>
              </table:table-cell>
              <table:table-cell office:value-type="float" office:value="-806.84">
                <text:p>-806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3">
                <text:p>3.03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3">
                <text:p>3.13</text:p>
              </table:table-cell>
              <table:table-cell office:value-type="float" office:value="-807.76">
                <text:p>-807.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2">
                <text:p>3.22</text:p>
              </table:table-cell>
              <table:table-cell office:value-type="float" office:value="-806.84">
                <text:p>-806.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1">
                <text:p>3.31</text:p>
              </table:table-cell>
              <table:table-cell office:value-type="float" office:value="-805.92">
                <text:p>-805.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1">
                <text:p>3.41</text:p>
              </table:table-cell>
              <table:table-cell office:value-type="float" office:value="-806.84">
                <text:p>-806.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">
                <text:p>3.5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9">
                <text:p>3.59</text:p>
              </table:table-cell>
              <table:table-cell office:value-type="float" office:value="-808.68">
                <text:p>-808.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8">
                <text:p>3.68</text:p>
              </table:table-cell>
              <table:table-cell office:value-type="float" office:value="-807.76">
                <text:p>-807.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8">
                <text:p>3.78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7">
                <text:p>3.87</text:p>
              </table:table-cell>
              <table:table-cell office:value-type="float" office:value="-807.76">
                <text:p>-807.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6">
                <text:p>3.96</text:p>
              </table:table-cell>
              <table:table-cell office:value-type="float" office:value="-806.84">
                <text:p>-806.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5">
                <text:p>4.05</text:p>
              </table:table-cell>
              <table:table-cell office:value-type="float" office:value="-809.6">
                <text:p>-809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5">
                <text:p>4.15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4">
                <text:p>4.24</text:p>
              </table:table-cell>
              <table:table-cell office:value-type="float" office:value="-802.24">
                <text:p>-802.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3">
                <text:p>4.33</text:p>
              </table:table-cell>
              <table:table-cell office:value-type="float" office:value="-803.16">
                <text:p>-803.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3">
                <text:p>4.43</text:p>
              </table:table-cell>
              <table:table-cell office:value-type="float" office:value="-805.92">
                <text:p>-805.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2">
                <text:p>4.52</text:p>
              </table:table-cell>
              <table:table-cell office:value-type="float" office:value="-803.16">
                <text:p>-803.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1">
                <text:p>4.61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-798.56">
                <text:p>-798.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-799.48">
                <text:p>-799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9">
                <text:p>4.89</text:p>
              </table:table-cell>
              <table:table-cell office:value-type="float" office:value="-796.72">
                <text:p>-796.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8">
                <text:p>4.98</text:p>
              </table:table-cell>
              <table:table-cell office:value-type="float" office:value="-801.32">
                <text:p>-801.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7">
                <text:p>5.07</text:p>
              </table:table-cell>
              <table:table-cell office:value-type="float" office:value="-800.4">
                <text:p>-800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7">
                <text:p>5.17</text:p>
              </table:table-cell>
              <table:table-cell office:value-type="float" office:value="-793.96">
                <text:p>-793.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6">
                <text:p>5.26</text:p>
              </table:table-cell>
              <table:table-cell office:value-type="float" office:value="-795.8">
                <text:p>-795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5">
                <text:p>5.35</text:p>
              </table:table-cell>
              <table:table-cell office:value-type="float" office:value="-796.72">
                <text:p>-796.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5">
                <text:p>5.45</text:p>
              </table:table-cell>
              <table:table-cell office:value-type="float" office:value="-798.56">
                <text:p>-798.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4">
                <text:p>5.54</text:p>
              </table:table-cell>
              <table:table-cell office:value-type="float" office:value="-797.64">
                <text:p>-797.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3">
                <text:p>5.63</text:p>
              </table:table-cell>
              <table:table-cell office:value-type="float" office:value="-794.88">
                <text:p>-794.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2">
                <text:p>5.72</text:p>
              </table:table-cell>
              <table:table-cell office:value-type="float" office:value="-795.8">
                <text:p>-795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2">
                <text:p>5.82</text:p>
              </table:table-cell>
              <table:table-cell office:value-type="float" office:value="-798.56">
                <text:p>-798.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1">
                <text:p>5.91</text:p>
              </table:table-cell>
              <table:table-cell office:value-type="float" office:value="-794.88">
                <text:p>-794.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-795.8">
                <text:p>-795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">
                <text:p>6.09</text:p>
              </table:table-cell>
              <table:table-cell office:value-type="float" office:value="-794.88">
                <text:p>-794.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">
                <text:p>6.19</text:p>
              </table:table-cell>
              <table:table-cell office:value-type="float" office:value="-796.72">
                <text:p>-796.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8">
                <text:p>6.28</text:p>
              </table:table-cell>
              <table:table-cell office:value-type="float" office:value="-793.96">
                <text:p>-793.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6">
                <text:p>6.56</text:p>
              </table:table-cell>
              <table:table-cell office:value-type="float" office:value="-793.96">
                <text:p>-793.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5">
                <text:p>6.65</text:p>
              </table:table-cell>
              <table:table-cell office:value-type="float" office:value="-793.04">
                <text:p>-793.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4">
                <text:p>6.74</text:p>
              </table:table-cell>
              <table:table-cell office:value-type="float" office:value="-793.04">
                <text:p>-793.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4">
                <text:p>6.84</text:p>
              </table:table-cell>
              <table:table-cell office:value-type="float" office:value="-794.88">
                <text:p>-794.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3">
                <text:p>6.93</text:p>
              </table:table-cell>
              <table:table-cell office:value-type="float" office:value="-791.2">
                <text:p>-791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2">
                <text:p>7.02</text:p>
              </table:table-cell>
              <table:table-cell office:value-type="float" office:value="-793.04">
                <text:p>-793.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1">
                <text:p>7.11</text:p>
              </table:table-cell>
              <table:table-cell office:value-type="float" office:value="-790.28">
                <text:p>-790.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1">
                <text:p>7.21</text:p>
              </table:table-cell>
              <table:table-cell office:value-type="float" office:value="-793.04">
                <text:p>-793.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-795.8">
                <text:p>-795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">
                <text:p>7.39</text:p>
              </table:table-cell>
              <table:table-cell office:value-type="float" office:value="-795.8">
                <text:p>-795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Sheet1.B1:Sheet1.C1000" chart:data-source-has-labels="row" svg:x="0.32cm" svg:y="0.18cm" svg:width="13.646cm" svg:height="8.64cm">
          <chartooo:coordinate-region svg:x="1.047cm" svg:y="0.38cm" svg:width="12.559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000" loext:label-string="bc" chart:class="chart:scatter">
            <chart:domain table:cell-range-address="Sheet1.B1:Sheet1.B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5.8">
                <text:p>565.8</text:p>
                <draw:g>
                  <svg:desc>Sheet1.B1:Sheet1.B1000</svg:desc>
                </draw:g>
              </table:table-cell>
              <table:table-cell office:value-type="float" office:value="-9.2">
                <text:p>-9.2</text:p>
                <draw:g>
                  <svg:desc>Sheet1.C1:Sheet1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4.88">
                <text:p>564.88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3.04">
                <text:p>563.04</text:p>
              </table:table-cell>
              <table:table-cell office:value-type="float" office:value="-11.96">
                <text:p>-11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6.72">
                <text:p>566.72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3.96">
                <text:p>563.96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4.88">
                <text:p>564.88</text:p>
              </table:table-cell>
              <table:table-cell office:value-type="float" office:value="-10.12">
                <text:p>-10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.28">
                <text:p>560.28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2.12">
                <text:p>562.12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2.12">
                <text:p>562.1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1.2">
                <text:p>561.2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7.52">
                <text:p>557.5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3.84">
                <text:p>553.84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0.16">
                <text:p>550.16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4.64">
                <text:p>544.64</text:p>
              </table:table-cell>
              <table:table-cell office:value-type="float" office:value="52.44">
                <text:p>52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0.96">
                <text:p>540.96</text:p>
              </table:table-cell>
              <table:table-cell office:value-type="float" office:value="60.72">
                <text:p>60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1.88">
                <text:p>541.88</text:p>
              </table:table-cell>
              <table:table-cell office:value-type="float" office:value="62.56">
                <text:p>62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6">
                <text:p>533.6</text:p>
              </table:table-cell>
              <table:table-cell office:value-type="float" office:value="81.88">
                <text:p>81.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6.24">
                <text:p>526.24</text:p>
              </table:table-cell>
              <table:table-cell office:value-type="float" office:value="88.32">
                <text:p>88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0.6">
                <text:p>510.6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3.24">
                <text:p>503.24</text:p>
              </table:table-cell>
              <table:table-cell office:value-type="float" office:value="118.68">
                <text:p>118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8.64">
                <text:p>498.64</text:p>
              </table:table-cell>
              <table:table-cell office:value-type="float" office:value="126.04">
                <text:p>126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6.56">
                <text:p>476.56</text:p>
              </table:table-cell>
              <table:table-cell office:value-type="float" office:value="145.36">
                <text:p>145.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.92">
                <text:p>460.92</text:p>
              </table:table-cell>
              <table:table-cell office:value-type="float" office:value="159.16">
                <text:p>159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3.32">
                <text:p>433.32</text:p>
              </table:table-cell>
              <table:table-cell office:value-type="float" office:value="182.16">
                <text:p>182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4.92">
                <text:p>414.92</text:p>
              </table:table-cell>
              <table:table-cell office:value-type="float" office:value="191.36">
                <text:p>191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2.04">
                <text:p>402.04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8.12">
                <text:p>378.12</text:p>
              </table:table-cell>
              <table:table-cell office:value-type="float" office:value="209.76">
                <text:p>209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8.92">
                <text:p>368.92</text:p>
              </table:table-cell>
              <table:table-cell office:value-type="float" office:value="209.76">
                <text:p>209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7.88">
                <text:p>357.88</text:p>
              </table:table-cell>
              <table:table-cell office:value-type="float" office:value="213.44">
                <text:p>213.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3.28">
                <text:p>353.28</text:p>
              </table:table-cell>
              <table:table-cell office:value-type="float" office:value="213.44">
                <text:p>213.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1.44">
                <text:p>351.44</text:p>
              </table:table-cell>
              <table:table-cell office:value-type="float" office:value="212.52">
                <text:p>212.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4.08">
                <text:p>344.08</text:p>
              </table:table-cell>
              <table:table-cell office:value-type="float" office:value="216.2">
                <text:p>216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8.56">
                <text:p>338.56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1.08">
                <text:p>321.08</text:p>
              </table:table-cell>
              <table:table-cell office:value-type="float" office:value="219.88">
                <text:p>219.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4.64">
                <text:p>314.64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0.96">
                <text:p>310.96</text:p>
              </table:table-cell>
              <table:table-cell office:value-type="float" office:value="218.96">
                <text:p>218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5.44">
                <text:p>305.44</text:p>
              </table:table-cell>
              <table:table-cell office:value-type="float" office:value="218.96">
                <text:p>218.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.24">
                <text:p>296.24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2.56">
                <text:p>292.56</text:p>
              </table:table-cell>
              <table:table-cell office:value-type="float" office:value="216.2">
                <text:p>216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4.28">
                <text:p>284.28</text:p>
              </table:table-cell>
              <table:table-cell office:value-type="float" office:value="216.2">
                <text:p>216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2.44">
                <text:p>282.44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9.68">
                <text:p>279.68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1.52">
                <text:p>281.52</text:p>
              </table:table-cell>
              <table:table-cell office:value-type="float" office:value="218.96">
                <text:p>218.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7.84">
                <text:p>277.84</text:p>
              </table:table-cell>
              <table:table-cell office:value-type="float" office:value="218.04">
                <text:p>218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1.28">
                <text:p>261.28</text:p>
              </table:table-cell>
              <table:table-cell office:value-type="float" office:value="216.2">
                <text:p>21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7.36">
                <text:p>237.36</text:p>
              </table:table-cell>
              <table:table-cell office:value-type="float" office:value="213.44">
                <text:p>213.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2.28">
                <text:p>192.28</text:p>
              </table:table-cell>
              <table:table-cell office:value-type="float" office:value="200.56">
                <text:p>200.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2.96">
                <text:p>172.96</text:p>
              </table:table-cell>
              <table:table-cell office:value-type="float" office:value="192.28">
                <text:p>192.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.28">
                <text:p>146.28</text:p>
              </table:table-cell>
              <table:table-cell office:value-type="float" office:value="180.32">
                <text:p>180.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.08">
                <text:p>137.08</text:p>
              </table:table-cell>
              <table:table-cell office:value-type="float" office:value="177.56">
                <text:p>177.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6.04">
                <text:p>126.04</text:p>
              </table:table-cell>
              <table:table-cell office:value-type="float" office:value="168.36">
                <text:p>168.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.96">
                <text:p>103.96</text:p>
              </table:table-cell>
              <table:table-cell office:value-type="float" office:value="150.88">
                <text:p>150.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.84">
                <text:p>93.84</text:p>
              </table:table-cell>
              <table:table-cell office:value-type="float" office:value="144.44">
                <text:p>144.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.56">
                <text:p>85.56</text:p>
              </table:table-cell>
              <table:table-cell office:value-type="float" office:value="131.56">
                <text:p>131.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0.96">
                <text:p>80.96</text:p>
              </table:table-cell>
              <table:table-cell office:value-type="float" office:value="127.88">
                <text:p>127.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.04">
                <text:p>80.04</text:p>
              </table:table-cell>
              <table:table-cell office:value-type="float" office:value="126.04">
                <text:p>126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12">
                <text:p>79.12</text:p>
              </table:table-cell>
              <table:table-cell office:value-type="float" office:value="126.04">
                <text:p>126.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.12">
                <text:p>79.12</text:p>
              </table:table-cell>
              <table:table-cell office:value-type="float" office:value="128.8">
                <text:p>128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2">
                <text:p>78.2</text:p>
              </table:table-cell>
              <table:table-cell office:value-type="float" office:value="126.96">
                <text:p>126.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2.8">
                <text:p>82.8</text:p>
              </table:table-cell>
              <table:table-cell office:value-type="float" office:value="129.72">
                <text:p>129.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.52">
                <text:p>74.52</text:p>
              </table:table-cell>
              <table:table-cell office:value-type="float" office:value="120.52">
                <text:p>120.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76">
                <text:p>48.76</text:p>
              </table:table-cell>
              <table:table-cell office:value-type="float" office:value="83.72">
                <text:p>83.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.8">
                <text:p>36.8</text:p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.68">
                <text:p>26.68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.08">
                <text:p>22.08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32">
                <text:p>19.32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32">
                <text:p>19.32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24">
                <text:p>20.24</text:p>
              </table:table-cell>
              <table:table-cell office:value-type="float" office:value="-12.88">
                <text:p>-12.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48">
                <text:p>17.48</text:p>
              </table:table-cell>
              <table:table-cell office:value-type="float" office:value="-15.64">
                <text:p>-15.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4">
                <text:p>18.4</text:p>
              </table:table-cell>
              <table:table-cell office:value-type="float" office:value="-13.8">
                <text:p>-13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4">
                <text:p>18.4</text:p>
              </table:table-cell>
              <table:table-cell office:value-type="float" office:value="-13.8">
                <text:p>-13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32">
                <text:p>19.32</text:p>
              </table:table-cell>
              <table:table-cell office:value-type="float" office:value="-14.72">
                <text:p>-14.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16">
                <text:p>21.16</text:p>
              </table:table-cell>
              <table:table-cell office:value-type="float" office:value="-16.56">
                <text:p>-16.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.68">
                <text:p>26.68</text:p>
              </table:table-cell>
              <table:table-cell office:value-type="float" office:value="-21.16">
                <text:p>-21.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Sheet1.B1:Sheet1.B1000 Sheet1.D1:Sheet1.D1000" chart:data-source-has-labels="row" svg:x="0.32cm" svg:y="0.18cm" svg:width="13.646cm" svg:height="8.64cm">
          <chartooo:coordinate-region svg:x="1.232cm" svg:y="0.379cm" svg:width="12.45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000" loext:label-string="bd" chart:class="chart:scatter">
            <chart:domain table:cell-range-address="Sheet1.B1:Sheet1.B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5.8">
                <text:p>565.8</text:p>
                <draw:g>
                  <svg:desc>Sheet1.B1:Sheet1.B1000</svg:desc>
                </draw:g>
              </table:table-cell>
              <table:table-cell office:value-type="float" office:value="-813.28">
                <text:p>-813.28</text:p>
                <draw:g>
                  <svg:desc>Sheet1.D1:Sheet1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4.88">
                <text:p>564.88</text:p>
              </table:table-cell>
              <table:table-cell office:value-type="float" office:value="-813.28">
                <text:p>-813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3.04">
                <text:p>563.04</text:p>
              </table:table-cell>
              <table:table-cell office:value-type="float" office:value="-812.36">
                <text:p>-812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6.72">
                <text:p>566.72</text:p>
              </table:table-cell>
              <table:table-cell office:value-type="float" office:value="-811.44">
                <text:p>-811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3.96">
                <text:p>563.96</text:p>
              </table:table-cell>
              <table:table-cell office:value-type="float" office:value="-809.6">
                <text:p>-80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4.88">
                <text:p>564.88</text:p>
              </table:table-cell>
              <table:table-cell office:value-type="float" office:value="-811.44">
                <text:p>-811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.28">
                <text:p>560.28</text:p>
              </table:table-cell>
              <table:table-cell office:value-type="float" office:value="-815.12">
                <text:p>-815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2.12">
                <text:p>562.12</text:p>
              </table:table-cell>
              <table:table-cell office:value-type="float" office:value="-811.44">
                <text:p>-811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2.12">
                <text:p>562.12</text:p>
              </table:table-cell>
              <table:table-cell office:value-type="float" office:value="-815.12">
                <text:p>-815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1.2">
                <text:p>561.2</text:p>
              </table:table-cell>
              <table:table-cell office:value-type="float" office:value="-813.28">
                <text:p>-813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7.52">
                <text:p>557.52</text:p>
              </table:table-cell>
              <table:table-cell office:value-type="float" office:value="-815.12">
                <text:p>-815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3.84">
                <text:p>553.84</text:p>
              </table:table-cell>
              <table:table-cell office:value-type="float" office:value="-812.36">
                <text:p>-812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0.16">
                <text:p>550.16</text:p>
              </table:table-cell>
              <table:table-cell office:value-type="float" office:value="-813.28">
                <text:p>-813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4.64">
                <text:p>544.64</text:p>
              </table:table-cell>
              <table:table-cell office:value-type="float" office:value="-811.44">
                <text:p>-811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0.96">
                <text:p>540.96</text:p>
              </table:table-cell>
              <table:table-cell office:value-type="float" office:value="-807.76">
                <text:p>-807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1.88">
                <text:p>541.88</text:p>
              </table:table-cell>
              <table:table-cell office:value-type="float" office:value="-809.6">
                <text:p>-809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6">
                <text:p>533.6</text:p>
              </table:table-cell>
              <table:table-cell office:value-type="float" office:value="-811.44">
                <text:p>-811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6.24">
                <text:p>526.24</text:p>
              </table:table-cell>
              <table:table-cell office:value-type="float" office:value="-812.36">
                <text:p>-812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0.6">
                <text:p>510.6</text:p>
              </table:table-cell>
              <table:table-cell office:value-type="float" office:value="-806.84">
                <text:p>-806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3.24">
                <text:p>503.24</text:p>
              </table:table-cell>
              <table:table-cell office:value-type="float" office:value="-812.36">
                <text:p>-812.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8.64">
                <text:p>498.64</text:p>
              </table:table-cell>
              <table:table-cell office:value-type="float" office:value="-810.52">
                <text:p>-810.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6.56">
                <text:p>476.56</text:p>
              </table:table-cell>
              <table:table-cell office:value-type="float" office:value="-810.52">
                <text:p>-810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.92">
                <text:p>460.92</text:p>
              </table:table-cell>
              <table:table-cell office:value-type="float" office:value="-808.68">
                <text:p>-808.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3.32">
                <text:p>433.32</text:p>
              </table:table-cell>
              <table:table-cell office:value-type="float" office:value="-807.76">
                <text:p>-807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4.92">
                <text:p>414.92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2.04">
                <text:p>402.04</text:p>
              </table:table-cell>
              <table:table-cell office:value-type="float" office:value="-806.84">
                <text:p>-806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8.12">
                <text:p>378.12</text:p>
              </table:table-cell>
              <table:table-cell office:value-type="float" office:value="-807.76">
                <text:p>-807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8.92">
                <text:p>368.92</text:p>
              </table:table-cell>
              <table:table-cell office:value-type="float" office:value="-806.84">
                <text:p>-806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7.88">
                <text:p>357.88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3.28">
                <text:p>353.28</text:p>
              </table:table-cell>
              <table:table-cell office:value-type="float" office:value="-807.76">
                <text:p>-807.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1.44">
                <text:p>351.44</text:p>
              </table:table-cell>
              <table:table-cell office:value-type="float" office:value="-806.84">
                <text:p>-806.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4.08">
                <text:p>344.08</text:p>
              </table:table-cell>
              <table:table-cell office:value-type="float" office:value="-805.92">
                <text:p>-805.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8.56">
                <text:p>338.56</text:p>
              </table:table-cell>
              <table:table-cell office:value-type="float" office:value="-806.84">
                <text:p>-806.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1.08">
                <text:p>321.08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4.64">
                <text:p>314.64</text:p>
              </table:table-cell>
              <table:table-cell office:value-type="float" office:value="-808.68">
                <text:p>-808.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0.96">
                <text:p>310.96</text:p>
              </table:table-cell>
              <table:table-cell office:value-type="float" office:value="-807.76">
                <text:p>-807.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5.44">
                <text:p>305.44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.24">
                <text:p>296.24</text:p>
              </table:table-cell>
              <table:table-cell office:value-type="float" office:value="-807.76">
                <text:p>-807.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2.56">
                <text:p>292.56</text:p>
              </table:table-cell>
              <table:table-cell office:value-type="float" office:value="-806.84">
                <text:p>-806.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4.28">
                <text:p>284.28</text:p>
              </table:table-cell>
              <table:table-cell office:value-type="float" office:value="-809.6">
                <text:p>-809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2.44">
                <text:p>282.44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9.68">
                <text:p>279.68</text:p>
              </table:table-cell>
              <table:table-cell office:value-type="float" office:value="-802.24">
                <text:p>-802.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1.52">
                <text:p>281.52</text:p>
              </table:table-cell>
              <table:table-cell office:value-type="float" office:value="-803.16">
                <text:p>-803.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7.84">
                <text:p>277.84</text:p>
              </table:table-cell>
              <table:table-cell office:value-type="float" office:value="-805.92">
                <text:p>-805.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1.28">
                <text:p>261.28</text:p>
              </table:table-cell>
              <table:table-cell office:value-type="float" office:value="-803.16">
                <text:p>-803.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7.36">
                <text:p>237.36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2.28">
                <text:p>192.28</text:p>
              </table:table-cell>
              <table:table-cell office:value-type="float" office:value="-798.56">
                <text:p>-798.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2.96">
                <text:p>172.96</text:p>
              </table:table-cell>
              <table:table-cell office:value-type="float" office:value="-799.48">
                <text:p>-799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.28">
                <text:p>146.28</text:p>
              </table:table-cell>
              <table:table-cell office:value-type="float" office:value="-796.72">
                <text:p>-796.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.08">
                <text:p>137.08</text:p>
              </table:table-cell>
              <table:table-cell office:value-type="float" office:value="-801.32">
                <text:p>-801.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6.04">
                <text:p>126.04</text:p>
              </table:table-cell>
              <table:table-cell office:value-type="float" office:value="-800.4">
                <text:p>-800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.96">
                <text:p>103.96</text:p>
              </table:table-cell>
              <table:table-cell office:value-type="float" office:value="-793.96">
                <text:p>-793.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.84">
                <text:p>93.84</text:p>
              </table:table-cell>
              <table:table-cell office:value-type="float" office:value="-795.8">
                <text:p>-795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.56">
                <text:p>85.56</text:p>
              </table:table-cell>
              <table:table-cell office:value-type="float" office:value="-796.72">
                <text:p>-796.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0.96">
                <text:p>80.96</text:p>
              </table:table-cell>
              <table:table-cell office:value-type="float" office:value="-798.56">
                <text:p>-798.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.04">
                <text:p>80.04</text:p>
              </table:table-cell>
              <table:table-cell office:value-type="float" office:value="-797.64">
                <text:p>-797.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12">
                <text:p>79.12</text:p>
              </table:table-cell>
              <table:table-cell office:value-type="float" office:value="-794.88">
                <text:p>-794.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.12">
                <text:p>79.12</text:p>
              </table:table-cell>
              <table:table-cell office:value-type="float" office:value="-795.8">
                <text:p>-795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2">
                <text:p>78.2</text:p>
              </table:table-cell>
              <table:table-cell office:value-type="float" office:value="-798.56">
                <text:p>-798.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2.8">
                <text:p>82.8</text:p>
              </table:table-cell>
              <table:table-cell office:value-type="float" office:value="-794.88">
                <text:p>-794.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.52">
                <text:p>74.52</text:p>
              </table:table-cell>
              <table:table-cell office:value-type="float" office:value="-795.8">
                <text:p>-795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76">
                <text:p>48.76</text:p>
              </table:table-cell>
              <table:table-cell office:value-type="float" office:value="-794.88">
                <text:p>-794.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.8">
                <text:p>36.8</text:p>
              </table:table-cell>
              <table:table-cell office:value-type="float" office:value="-796.72">
                <text:p>-796.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.68">
                <text:p>26.68</text:p>
              </table:table-cell>
              <table:table-cell office:value-type="float" office:value="-793.96">
                <text:p>-793.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.08">
                <text:p>22.08</text:p>
              </table:table-cell>
              <table:table-cell office:value-type="float" office:value="-793.96">
                <text:p>-793.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32">
                <text:p>19.32</text:p>
              </table:table-cell>
              <table:table-cell office:value-type="float" office:value="-793.04">
                <text:p>-793.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32">
                <text:p>19.32</text:p>
              </table:table-cell>
              <table:table-cell office:value-type="float" office:value="-793.04">
                <text:p>-793.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24">
                <text:p>20.24</text:p>
              </table:table-cell>
              <table:table-cell office:value-type="float" office:value="-794.88">
                <text:p>-794.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48">
                <text:p>17.48</text:p>
              </table:table-cell>
              <table:table-cell office:value-type="float" office:value="-791.2">
                <text:p>-791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4">
                <text:p>18.4</text:p>
              </table:table-cell>
              <table:table-cell office:value-type="float" office:value="-793.04">
                <text:p>-793.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4">
                <text:p>18.4</text:p>
              </table:table-cell>
              <table:table-cell office:value-type="float" office:value="-790.28">
                <text:p>-790.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32">
                <text:p>19.32</text:p>
              </table:table-cell>
              <table:table-cell office:value-type="float" office:value="-793.04">
                <text:p>-793.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16">
                <text:p>21.16</text:p>
              </table:table-cell>
              <table:table-cell office:value-type="float" office:value="-795.8">
                <text:p>-795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.68">
                <text:p>26.68</text:p>
              </table:table-cell>
              <table:table-cell office:value-type="float" office:value="-795.8">
                <text:p>-795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Sheet1.C1:Sheet1.D1000" chart:data-source-has-labels="row" svg:x="0.32cm" svg:y="0.18cm" svg:width="13.646cm" svg:height="8.64cm">
          <chartooo:coordinate-region svg:x="0.651cm" svg:y="0.38cm" svg:width="12.983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000" loext:label-string="dc" chart:class="chart:scatter">
            <chart:domain table:cell-range-address="Sheet1.D1:Sheet1.D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13.28">
                <text:p>-813.28</text:p>
                <draw:g>
                  <svg:desc>Sheet1.D1:Sheet1.D1000</svg:desc>
                </draw:g>
              </table:table-cell>
              <table:table-cell office:value-type="float" office:value="-9.2">
                <text:p>-9.2</text:p>
                <draw:g>
                  <svg:desc>Sheet1.C1:Sheet1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13.28">
                <text:p>-813.28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12.36">
                <text:p>-812.36</text:p>
              </table:table-cell>
              <table:table-cell office:value-type="float" office:value="-11.96">
                <text:p>-11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11.44">
                <text:p>-811.44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09.6">
                <text:p>-809.6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11.44">
                <text:p>-811.44</text:p>
              </table:table-cell>
              <table:table-cell office:value-type="float" office:value="-10.12">
                <text:p>-10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15.12">
                <text:p>-815.12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11.44">
                <text:p>-811.44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15.12">
                <text:p>-815.1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13.28">
                <text:p>-813.28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15.12">
                <text:p>-815.1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12.36">
                <text:p>-812.36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13.28">
                <text:p>-813.28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11.44">
                <text:p>-811.44</text:p>
              </table:table-cell>
              <table:table-cell office:value-type="float" office:value="52.44">
                <text:p>52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07.76">
                <text:p>-807.76</text:p>
              </table:table-cell>
              <table:table-cell office:value-type="float" office:value="60.72">
                <text:p>60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09.6">
                <text:p>-809.6</text:p>
              </table:table-cell>
              <table:table-cell office:value-type="float" office:value="62.56">
                <text:p>62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11.44">
                <text:p>-811.44</text:p>
              </table:table-cell>
              <table:table-cell office:value-type="float" office:value="81.88">
                <text:p>81.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12.36">
                <text:p>-812.36</text:p>
              </table:table-cell>
              <table:table-cell office:value-type="float" office:value="88.32">
                <text:p>88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06.84">
                <text:p>-806.84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2.36">
                <text:p>-812.36</text:p>
              </table:table-cell>
              <table:table-cell office:value-type="float" office:value="118.68">
                <text:p>118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10.52">
                <text:p>-810.52</text:p>
              </table:table-cell>
              <table:table-cell office:value-type="float" office:value="126.04">
                <text:p>126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10.52">
                <text:p>-810.52</text:p>
              </table:table-cell>
              <table:table-cell office:value-type="float" office:value="145.36">
                <text:p>145.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08.68">
                <text:p>-808.68</text:p>
              </table:table-cell>
              <table:table-cell office:value-type="float" office:value="159.16">
                <text:p>159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07.76">
                <text:p>-807.76</text:p>
              </table:table-cell>
              <table:table-cell office:value-type="float" office:value="182.16">
                <text:p>182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05">
                <text:p>-805</text:p>
              </table:table-cell>
              <table:table-cell office:value-type="float" office:value="191.36">
                <text:p>191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806.84">
                <text:p>-806.84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807.76">
                <text:p>-807.76</text:p>
              </table:table-cell>
              <table:table-cell office:value-type="float" office:value="209.76">
                <text:p>209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806.84">
                <text:p>-806.84</text:p>
              </table:table-cell>
              <table:table-cell office:value-type="float" office:value="209.76">
                <text:p>209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05">
                <text:p>-805</text:p>
              </table:table-cell>
              <table:table-cell office:value-type="float" office:value="213.44">
                <text:p>213.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07.76">
                <text:p>-807.76</text:p>
              </table:table-cell>
              <table:table-cell office:value-type="float" office:value="213.44">
                <text:p>213.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06.84">
                <text:p>-806.84</text:p>
              </table:table-cell>
              <table:table-cell office:value-type="float" office:value="212.52">
                <text:p>212.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05.92">
                <text:p>-805.92</text:p>
              </table:table-cell>
              <table:table-cell office:value-type="float" office:value="216.2">
                <text:p>216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06.84">
                <text:p>-806.84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05">
                <text:p>-805</text:p>
              </table:table-cell>
              <table:table-cell office:value-type="float" office:value="219.88">
                <text:p>219.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08.68">
                <text:p>-808.68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07.76">
                <text:p>-807.76</text:p>
              </table:table-cell>
              <table:table-cell office:value-type="float" office:value="218.96">
                <text:p>218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5">
                <text:p>-805</text:p>
              </table:table-cell>
              <table:table-cell office:value-type="float" office:value="218.96">
                <text:p>218.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807.76">
                <text:p>-807.76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06.84">
                <text:p>-806.84</text:p>
              </table:table-cell>
              <table:table-cell office:value-type="float" office:value="216.2">
                <text:p>216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09.6">
                <text:p>-809.6</text:p>
              </table:table-cell>
              <table:table-cell office:value-type="float" office:value="216.2">
                <text:p>216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05">
                <text:p>-805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02.24">
                <text:p>-802.24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803.16">
                <text:p>-803.16</text:p>
              </table:table-cell>
              <table:table-cell office:value-type="float" office:value="218.96">
                <text:p>218.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05.92">
                <text:p>-805.92</text:p>
              </table:table-cell>
              <table:table-cell office:value-type="float" office:value="218.04">
                <text:p>218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03.16">
                <text:p>-803.16</text:p>
              </table:table-cell>
              <table:table-cell office:value-type="float" office:value="216.2">
                <text:p>21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805">
                <text:p>-805</text:p>
              </table:table-cell>
              <table:table-cell office:value-type="float" office:value="213.44">
                <text:p>213.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798.56">
                <text:p>-798.56</text:p>
              </table:table-cell>
              <table:table-cell office:value-type="float" office:value="200.56">
                <text:p>200.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99.48">
                <text:p>-799.48</text:p>
              </table:table-cell>
              <table:table-cell office:value-type="float" office:value="192.28">
                <text:p>192.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796.72">
                <text:p>-796.72</text:p>
              </table:table-cell>
              <table:table-cell office:value-type="float" office:value="180.32">
                <text:p>180.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801.32">
                <text:p>-801.32</text:p>
              </table:table-cell>
              <table:table-cell office:value-type="float" office:value="177.56">
                <text:p>177.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800.4">
                <text:p>-800.4</text:p>
              </table:table-cell>
              <table:table-cell office:value-type="float" office:value="168.36">
                <text:p>168.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93.96">
                <text:p>-793.96</text:p>
              </table:table-cell>
              <table:table-cell office:value-type="float" office:value="150.88">
                <text:p>150.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795.8">
                <text:p>-795.8</text:p>
              </table:table-cell>
              <table:table-cell office:value-type="float" office:value="144.44">
                <text:p>144.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796.72">
                <text:p>-796.72</text:p>
              </table:table-cell>
              <table:table-cell office:value-type="float" office:value="131.56">
                <text:p>131.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798.56">
                <text:p>-798.56</text:p>
              </table:table-cell>
              <table:table-cell office:value-type="float" office:value="127.88">
                <text:p>127.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97.64">
                <text:p>-797.64</text:p>
              </table:table-cell>
              <table:table-cell office:value-type="float" office:value="126.04">
                <text:p>126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94.88">
                <text:p>-794.88</text:p>
              </table:table-cell>
              <table:table-cell office:value-type="float" office:value="126.04">
                <text:p>126.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95.8">
                <text:p>-795.8</text:p>
              </table:table-cell>
              <table:table-cell office:value-type="float" office:value="128.8">
                <text:p>128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98.56">
                <text:p>-798.56</text:p>
              </table:table-cell>
              <table:table-cell office:value-type="float" office:value="126.96">
                <text:p>126.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94.88">
                <text:p>-794.88</text:p>
              </table:table-cell>
              <table:table-cell office:value-type="float" office:value="129.72">
                <text:p>129.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95.8">
                <text:p>-795.8</text:p>
              </table:table-cell>
              <table:table-cell office:value-type="float" office:value="120.52">
                <text:p>120.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94.88">
                <text:p>-794.88</text:p>
              </table:table-cell>
              <table:table-cell office:value-type="float" office:value="83.72">
                <text:p>83.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796.72">
                <text:p>-796.72</text:p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93.96">
                <text:p>-793.96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793.96">
                <text:p>-793.96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93.04">
                <text:p>-793.04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93.04">
                <text:p>-793.04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794.88">
                <text:p>-794.88</text:p>
              </table:table-cell>
              <table:table-cell office:value-type="float" office:value="-12.88">
                <text:p>-12.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91.2">
                <text:p>-791.2</text:p>
              </table:table-cell>
              <table:table-cell office:value-type="float" office:value="-15.64">
                <text:p>-15.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93.04">
                <text:p>-793.04</text:p>
              </table:table-cell>
              <table:table-cell office:value-type="float" office:value="-13.8">
                <text:p>-13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90.28">
                <text:p>-790.28</text:p>
              </table:table-cell>
              <table:table-cell office:value-type="float" office:value="-13.8">
                <text:p>-13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93.04">
                <text:p>-793.04</text:p>
              </table:table-cell>
              <table:table-cell office:value-type="float" office:value="-14.72">
                <text:p>-14.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95.8">
                <text:p>-795.8</text:p>
              </table:table-cell>
              <table:table-cell office:value-type="float" office:value="-16.56">
                <text:p>-16.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95.8">
                <text:p>-795.8</text:p>
              </table:table-cell>
              <table:table-cell office:value-type="float" office:value="-21.16">
                <text:p>-21.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